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eredFileName.createName( String path , File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eredFileName.appendRootUri( StringBuffer buffer , boolean add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yeredFileName.LayeredFileName( final String scheme , final FileName outerUri , final String path , final File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yeredFileName.getOu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